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1" style:family="paragraph">
      <style:text-properties fo:font-size="18pt"/>
    </style:style>
    <style:style style:name="P2" style:family="paragraph">
      <style:text-properties fo:font-size="20pt"/>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Web Sémantique</text:p>
          </draw:text-box>
        </draw:frame>
        <draw:frame presentation:style-name="pr2" draw:layer="layout" svg:width="24.639cm" svg:height="12.178cm" svg:x="1.4cm" svg:y="4.914cm" presentation:class="subtitle">
          <draw:text-box>
            <text:p>HTTP</text:p>
            <text:p>Syntaxe XML</text:p>
            <text:p>Ontologie</text:p>
            <text:p>RDF</text:p>
          </draw:text-box>
        </draw:frame>
        <draw:frame draw:style-name="gr1" draw:text-style-name="P1" draw:layer="layout" svg:width="6.776cm" svg:height="1.673cm" svg:x="19.5cm" svg:y="18.004cm">
          <draw:text-box>
            <text:p><text:span text:style-name="T1"><text:a xlink:href="mailto:antoine@naturalpad.fr" xlink:type="simple">antoine@naturalpad.fr</text:a></text:span></text:p>
            <text:p><text:span text:style-name="T1">Github : natoine</text:span></text:p>
          </draw:text-box>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HTTP</text:p>
          </draw:text-box>
        </draw:frame>
        <draw:frame presentation:style-name="pr4" draw:layer="layout" svg:width="24.639cm" svg:height="12.178cm" svg:x="1.4cm" svg:y="4.914cm" presentation:class="outline">
          <draw:text-box>
            <text:list text:style-name="L3">
              <text:list-header>
                <text:p>Un message : une requête du client vers le serveur ou une réponse du serveur vers le client.</text:p>
                <text:p/>
                <text:p>Contenu d'un message :</text:p>
                <text:p>start-line</text:p>
                <text:p>* message-header</text:p>
                <text:p/>
                <text:p>body</text:p>
              </text:list-header>
            </text:list>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Message HTTP</text:p>
          </draw:text-box>
        </draw:frame>
        <draw:frame presentation:style-name="pr4" draw:layer="layout" svg:width="24.639cm" svg:height="12.178cm" svg:x="1.4cm" svg:y="4.914cm" presentation:class="outline">
          <draw:text-box>
            <text:list text:style-name="L3">
              <text:list-header>
                <text:p>Start-line : request-line ou status-line</text:p>
                <text:p/>
                <text:p>request : METHODE URI</text:p>
                <text:list>
                  <text:list-item>
                    <text:p>Exemple : GET <text:a xlink:href="http://google.com/" xlink:type="simple">http://google.com</text:a></text:p>
                  </text:list-item>
                </text:list>
                <text:p/>
                <text:p>status-line : Code de réponse</text:p>
                <text:list>
                  <text:list-item text:start-value="1">
                    <text:p>Exemple : 200</text:p>
                  </text:list-item>
                </text:list>
              </text:list-header>
            </text:list>
          </draw:text-box>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draw:text-box>
            <text:p>Headers</text:p>
          </draw:text-box>
        </draw:frame>
        <draw:frame presentation:style-name="pr4" draw:layer="layout" svg:width="24.639cm" svg:height="12.178cm" svg:x="1.4cm" svg:y="4.914cm" presentation:class="outline">
          <draw:text-box>
            <text:list text:style-name="L3">
              <text:list-header>
                <text:p><text:span text:style-name="T2">Message Header : </text:span></text:p>
                <text:p><text:span text:style-name="T3">Accept:text/html,application/xhtml+xml,application/xml;q=0.9,*/*;q=0.8</text:span></text:p>
                <text:p><text:span text:style-name="T3">Accept-Encoding:gzip,deflate,sdch</text:span></text:p>
                <text:p><text:span text:style-name="T3">Accept-Language:fr-FR,fr;q=0.8,en-US;q=0.6,en;q=0.4</text:span></text:p>
                <text:p><text:span text:style-name="T3">Cache-Control:max-age=0</text:span></text:p>
                <text:p><text:span text:style-name="T3">Connection:keep-alive</text:span></text:p>
                <text:p><text:span text:style-name="T3">Host:localhost:8080</text:span></text:p>
                <text:p><text:span text:style-name="T3">User-Agent:Mozilla/5.0 (X11; Linux i686) AppleWebKit/537.36 (KHTML, like Gecko) Chrome/28.0.1500.71 Safari/537.36</text:span></text:p>
              </text:list-header>
            </text:list>
          </draw:text-box>
        </draw:frame>
        <presentation:notes draw:style-name="dp2">
          <draw:page-thumbnail draw:style-name="gr2"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draw:text-box>
            <text:p>Header Accept</text:p>
          </draw:text-box>
        </draw:frame>
        <draw:frame presentation:style-name="pr4" draw:layer="layout" svg:width="24.639cm" svg:height="12.178cm" svg:x="1.4cm" svg:y="4.914cm" presentation:class="outline">
          <draw:text-box>
            <text:list text:style-name="L3">
              <text:list-header>
                <text:p><text:span text:style-name="T3">Le Message-Header Accept permet de préciser le MIME Type attendu de la réponse.</text:span></text:p>
                <text:p/>
                <text:p><text:span text:style-name="T4">Un navigateur : Accept : */*</text:span></text:p>
                <text:p><text:span text:style-name="T4">Une appli web de données : Accept : application / xml, application / json</text:span></text:p>
                <text:p><text:span text:style-name="T4">Une appli web sémantique : Accept : application / rdf+xml</text:span></text:p>
              </text:list-header>
            </text:list>
          </draw:text-box>
        </draw:frame>
        <presentation:notes draw:style-name="dp2">
          <draw:page-thumbnail draw:style-name="gr2"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draw:text-box>
            <text:p>METHODES</text:p>
          </draw:text-box>
        </draw:frame>
        <draw:frame presentation:style-name="pr4" draw:layer="layout" svg:width="24.639cm" svg:height="12.178cm" svg:x="1.4cm" svg:y="6.514cm" presentation:class="outline" presentation:user-transformed="true">
          <draw:text-box>
            <text:list text:style-name="L3">
              <text:list-header>
                <text:p>Method = "OPTIONS" <text:span text:style-name="T5">pour obtenir des informations sur les options de communication possible (notamment les MIME type pouvant être renvoyés)</text:span></text:p>
                <text:p><text:s text:c="15"/>| "GET"<text:span text:style-name="T4"> pour récupérer n'importe quelle information identifiée par l'URI de la requête</text:span> </text:p>
                <text:p><text:s text:c="15"/>| "HEAD" <text:span text:style-name="T4">pour une réponse identique à GET mais sans body (permet de vérifier le MIME type)</text:span></text:p>
                <text:p><text:s text:c="15"/>| "POST" <text:span text:style-name="T4">pour envoyer des données qui seront traitées par la ressource. Peut créer de nouvelles ressources. Si création d'une nouvelle ressource code 201 et référence vers la nouvelle ressource, si pas de création 200 ou 204. </text:span></text:p>
                <text:p><text:s text:c="15"/>| "PUT" <text:span text:style-name="T4">signale qu'il faut créer une ressource avec le contenu du body de la requête et que l'on doit pouvoir y accéder par l'URI de la requête.</text:span></text:p>
                <text:p><text:s text:c="15"/>| "DELETE" <text:span text:style-name="T4">pour supprimer la ressource </text:span></text:p>
                <text:p><text:s text:c="15"/>| "TRACE" <text:span text:style-name="T4">renvoie en réponse ce que le serveur reçoit comme requête (utile pour débuguer)</text:span></text:p>
                <text:list>
                  <text:list-item>
                    <text:list>
                      <text:list-item>
                        <text:list>
                          <text:list-item>
                            <text:list>
                              <text:list-header>
                                <text:p><text:span text:style-name="T4">...</text:span> <text:s text:c="11"/></text:p>
                              </text:list-header>
                            </text:list>
                          </text:list-item>
                        </text:list>
                      </text:list-item>
                    </text:list>
                  </text:list-item>
                </text:list>
              </text:list-header>
            </text:list>
          </draw:text-box>
        </draw:frame>
        <presentation:notes draw:style-name="dp2">
          <draw:page-thumbnail draw:style-name="gr2"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draw:text-box>
            <text:p>Négociation de contenus</text:p>
          </draw:text-box>
        </draw:frame>
        <draw:frame presentation:style-name="pr5" draw:layer="layout" svg:width="24.639cm" svg:height="12.179cm" svg:x="1.4cm" svg:y="6.114cm" presentation:class="outline" presentation:user-transformed="true">
          <draw:text-box>
            <text:list text:style-name="L3">
              <text:list-header>
                <text:p>Le processus de sélection de la meilleure représentation pour une réponse quand il peut y avoir plusieurs représentations.</text:p>
                <text:p/>
                <text:p>Ce n'est pas qu'une histoire de format. Par exemple, on peut renvoyer du html en français ou en anglais.</text:p>
              </text:list-header>
            </text:list>
          </draw:text-box>
        </draw:frame>
        <presentation:notes draw:style-name="dp2">
          <draw:page-thumbnail draw:style-name="gr2"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draw:text-box>
            <text:p>Server-driven negotiation</text:p>
          </draw:text-box>
        </draw:frame>
        <draw:frame presentation:style-name="pr5" draw:layer="layout" svg:width="24.639cm" svg:height="12.179cm" svg:x="1.4cm" svg:y="4.914cm" presentation:class="outline">
          <draw:text-box>
            <text:list text:style-name="L3">
              <text:list-header>
                <text:p>Un algorithme côté serveur décide de la représentation à envoyer.</text:p>
                <text:p/>
                <text:p>Pour aider le serveur à décider, le client peut préciser ses préférences via les Headers : Accept, Accept-Language, Accept-Encoding, etc.</text:p>
                <text:p/>
                <text:p>Il n'empêche que le serveur peut décider en prenant en considération d'autres informations que les Header.</text:p>
              </text:list-header>
            </text:list>
          </draw:text-box>
        </draw:frame>
        <presentation:notes draw:style-name="dp2">
          <draw:page-thumbnail draw:style-name="gr2"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layer="layout" svg:width="25.199cm" svg:height="3.506cm" svg:x="1.4cm" svg:y="0.837cm" presentation:class="title">
          <draw:text-box>
            <text:p>Agent-driven negotiation</text:p>
          </draw:text-box>
        </draw:frame>
        <draw:frame presentation:style-name="pr5" draw:layer="layout" svg:width="24.639cm" svg:height="12.179cm" svg:x="1.4cm" svg:y="4.914cm" presentation:class="outline">
          <draw:text-box>
            <text:list text:style-name="L3">
              <text:list-header>
                <text:p>L'agent reçoit une première réponse du serveur qui lui fournit la liste des représentations possibles. Chaque représentation a une URI.</text:p>
                <text:p>L'agent fait son choix dans la liste.</text:p>
                <text:p/>
                <text:p>Encore faut-il que l'agent soit capable de choisir... implémentation côté client.</text:p>
              </text:list-header>
            </text:list>
          </draw:text-box>
        </draw:frame>
        <presentation:notes draw:style-name="dp2">
          <draw:page-thumbnail draw:style-name="gr2"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toine </meta:initial-creator>
    <meta:creation-date>2013-09-25T21:58:41</meta:creation-date>
    <dc:date>2013-09-25T23:12:37</dc:date>
    <dc:creator>natoine </dc:creator>
    <meta:editing-duration>PT33M52S</meta:editing-duration>
    <meta:editing-cycles>7</meta:editing-cycles>
    <meta:generator>LibreOffice/3.5$Linux_x86 LibreOffice_project/350m1$Build-2</meta:generator>
    <meta:document-statistic meta:object-count="58"/>
  </office:meta>
</office:document-meta>
</file>